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0200000002374659F0B5FF4A0C8.png" manifest:media-type="image/png"/>
  <manifest:file-entry manifest:full-path="Pictures/1000000000000037000000302A7F485574652D1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95391" draw:textarea-horizontal-align="justify" draw:textarea-vertical-align="middle" draw:auto-grow-height="false" fo:min-height="4.75cm" fo:min-width="3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95cm" fo:min-width="2.3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fill-color="#137c02" draw:textarea-horizontal-align="justify" draw:textarea-vertical-align="middle" draw:auto-grow-height="false" fo:min-height="0.15cm" fo:min-width="0.4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152cm, 0.051cm, 0.063cm, 0.085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20pt" style:font-size-asian="120pt" style:font-size-complex="120pt"/>
    </style:style>
    <style:style style:name="P2" style:family="paragraph">
      <loext:graphic-properties draw:fill-color="#295391"/>
      <style:paragraph-properties fo:text-align="center"/>
      <style:text-properties fo:color="#ffffff" fo:font-size="120pt" style:font-size-asian="120pt" style:font-size-complex="120pt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/>
    </style:style>
    <style:style style:name="P8" style:family="paragraph">
      <loext:graphic-properties draw:fill-color="#137c02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color="#ffffff"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4.1cm" svg:height="5cm" svg:x="1.9cm" svg:y="3cm">
            <text:p text:style-name="P1"><text:span text:style-name="T1">T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2.259cm" svg:height="0.962cm" svg:x="4cm" svg:y="6.243cm">
            <draw:text-box>
              <text:p text:style-name="P3">ablord</text:p>
            </draw:text-box>
          </draw:frame>
          <draw:custom-shape draw:style-name="gr3" draw:text-style-name="P5" draw:layer="layout" svg:width="2.8cm" svg:height="4.2cm" svg:x="6cm" svg:y="3.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3.1cm" svg:height="1.433cm" svg:x="5.9cm" svg:y="3.6cm">
            <draw:text-box>
              <text:p text:style-name="P6">Simple text,</text:p>
              <text:p text:style-name="P6">Structured data</text:p>
              <text:p text:style-name="P6"/>
            </draw:text-box>
          </draw:frame>
          <draw:custom-shape draw:style-name="gr5" draw:text-style-name="P8" draw:layer="layout" svg:width="0.9cm" svg:height="0.4cm" svg:x="6.3cm" svg:y="4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9cm" svg:height="0.4cm" svg:x="7.6cm" svg:y="4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9cm" svg:height="0.4cm" svg:x="6.3cm" svg:y="5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0.9cm" svg:height="0.4cm" svg:x="7.6cm" svg:y="5.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9" draw:layer="layout" svg:width="1.399cm" svg:height="1.399cm" svg:x="6.2cm" svg:y="6cm">
            <draw:image xlink:href="Pictures/10000000000000200000002374659F0B5FF4A0C8.png" xlink:type="simple" xlink:show="embed" xlink:actuate="onLoad">
              <text:p/>
            </draw:image>
          </draw:frame>
          <draw:frame draw:style-name="gr7" draw:text-style-name="P9" draw:layer="layout" svg:width="1.454cm" svg:height="1.269cm" svg:x="7.346cm" svg:y="6cm">
            <draw:image xlink:href="Pictures/1000000000000037000000302A7F485574652D1A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7" draw:fill-hatch-name="Hatching_20_1" draw:fill-image-name="Bitmap_20_1" draw:opacity="50%" draw:shadow-opacity="5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0:20:56.069000000</meta:creation-date>
    <dc:date>2019-03-03T22:30:57.195000000</dc:date>
    <meta:editing-duration>PT56M3S</meta:editing-duration>
    <meta:editing-cycles>2</meta:editing-cycles>
    <meta:generator>LibreOffice/5.1.5.2$Windows_x86 LibreOffice_project/7a864d8825610a8c07cfc3bc01dd4fce6a9447e5</meta:generator>
    <meta:document-statistic meta:object-count="11"/>
  </office:meta>
</office:document-meta>
</file>